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rsid="0006213a" officeooo:paragraph-rsid="0006213a" style:font-size-asian="16pt" style:font-size-complex="16pt"/>
    </style:style>
    <style:style style:name="P3" style:family="paragraph" style:parent-style-name="Standard">
      <style:text-properties fo:font-size="16pt" officeooo:rsid="0006213a" officeooo:paragraph-rsid="000768f3" style:font-size-asian="16pt" style:font-size-complex="16pt"/>
    </style:style>
    <style:style style:name="P4" style:family="paragraph" style:parent-style-name="Standard">
      <style:text-properties fo:font-size="16pt" officeooo:rsid="0006213a" officeooo:paragraph-rsid="00089669" style:font-size-asian="16pt" style:font-size-complex="16pt"/>
    </style:style>
    <style:style style:name="P5" style:family="paragraph" style:parent-style-name="Standard">
      <style:text-properties fo:font-size="16pt" officeooo:rsid="0006213a" officeooo:paragraph-rsid="000960a7" style:font-size-asian="16pt" style:font-size-complex="16pt"/>
    </style:style>
    <style:style style:name="P6" style:family="paragraph" style:parent-style-name="Standard">
      <style:text-properties fo:font-size="16pt" officeooo:rsid="0006213a" officeooo:paragraph-rsid="000a2374" style:font-size-asian="16pt" style:font-size-complex="16pt"/>
    </style:style>
    <style:style style:name="P7" style:family="paragraph" style:parent-style-name="Standard">
      <style:text-properties fo:font-size="16pt" officeooo:rsid="000768f3" officeooo:paragraph-rsid="000768f3" style:font-size-asian="16pt" style:font-size-complex="16pt"/>
    </style:style>
    <style:style style:name="P8" style:family="paragraph" style:parent-style-name="Standard">
      <style:text-properties fo:font-size="16pt" officeooo:rsid="000768f3" officeooo:paragraph-rsid="00089669" style:font-size-asian="16pt" style:font-size-complex="16pt"/>
    </style:style>
    <style:style style:name="P9" style:family="paragraph" style:parent-style-name="Standard">
      <style:text-properties fo:font-size="16pt" officeooo:rsid="000768f3" officeooo:paragraph-rsid="000960a7" style:font-size-asian="16pt" style:font-size-complex="16pt"/>
    </style:style>
    <style:style style:name="P10" style:family="paragraph" style:parent-style-name="Standard">
      <style:text-properties fo:font-size="16pt" officeooo:rsid="000768f3" officeooo:paragraph-rsid="000a2374" style:font-size-asian="16pt" style:font-size-complex="16pt"/>
    </style:style>
    <style:style style:name="P11" style:family="paragraph" style:parent-style-name="Standard">
      <style:text-properties fo:font-size="16pt" officeooo:rsid="00089669" officeooo:paragraph-rsid="00089669" style:font-size-asian="16pt" style:font-size-complex="16pt"/>
    </style:style>
    <style:style style:name="P12" style:family="paragraph" style:parent-style-name="Standard">
      <style:text-properties fo:font-size="16pt" officeooo:paragraph-rsid="00089669" style:font-size-asian="16pt" style:font-size-complex="16pt"/>
    </style:style>
    <style:style style:name="P13" style:family="paragraph" style:parent-style-name="Standard">
      <style:text-properties fo:font-size="16pt" officeooo:rsid="000960a7" officeooo:paragraph-rsid="000960a7" style:font-size-asian="16pt" style:font-size-complex="16pt"/>
    </style:style>
    <style:style style:name="P14" style:family="paragraph" style:parent-style-name="Standard">
      <style:text-properties fo:font-size="16pt" officeooo:paragraph-rsid="000960a7" style:font-size-asian="16pt" style:font-size-complex="16pt"/>
    </style:style>
    <style:style style:name="P15" style:family="paragraph" style:parent-style-name="Standard">
      <style:text-properties fo:font-size="16pt" style:text-underline-style="solid" style:text-underline-width="auto" style:text-underline-color="font-color" officeooo:rsid="000960a7" officeooo:paragraph-rsid="000960a7" style:font-size-asian="16pt" style:font-size-complex="16pt"/>
    </style:style>
    <style:style style:name="P16" style:family="paragraph" style:parent-style-name="Standard">
      <style:text-properties fo:font-size="16pt" style:text-underline-style="solid" style:text-underline-width="auto" style:text-underline-color="font-color" officeooo:rsid="0006213a" officeooo:paragraph-rsid="000a2374" style:font-size-asian="16pt" style:font-size-complex="16pt"/>
    </style:style>
    <style:style style:name="P17" style:family="paragraph" style:parent-style-name="Standard">
      <style:text-properties officeooo:rsid="00089669" officeooo:paragraph-rsid="00089669"/>
    </style:style>
    <style:style style:name="P18" style:family="paragraph" style:parent-style-name="Text_20_body">
      <style:text-properties fo:font-size="16pt" officeooo:rsid="000768f3" officeooo:paragraph-rsid="000768f3" style:font-size-asian="16pt" style:font-size-complex="16pt"/>
    </style:style>
    <style:style style:name="P19" style:family="paragraph" style:parent-style-name="Text_20_body">
      <style:text-properties fo:font-size="16pt" officeooo:rsid="000a5e45" officeooo:paragraph-rsid="000a5e45" style:font-size-asian="16pt" style:font-size-complex="16pt"/>
    </style:style>
    <style:style style:name="P20" style:family="paragraph" style:parent-style-name="Text_20_body">
      <style:text-properties fo:font-size="16pt" officeooo:rsid="000a2374" officeooo:paragraph-rsid="000a2374" style:font-size-asian="16pt" style:font-size-complex="16pt"/>
    </style:style>
    <style:style style:name="P2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2" style:family="paragraph" style:parent-style-name="Heading_20_1">
      <style:text-properties officeooo:rsid="000a5e45" officeooo:paragraph-rsid="000a5e45"/>
    </style:style>
    <style:style style:name="P2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0768f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768f3"/>
    </style:style>
    <style:style style:name="T4" style:family="text">
      <style:text-properties style:text-underline-style="solid" style:text-underline-width="auto" style:text-underline-color="font-color" officeooo:rsid="000960a7"/>
    </style:style>
    <style:style style:name="T5" style:family="text">
      <style:text-properties style:text-underline-style="solid" style:text-underline-width="auto" style:text-underline-color="font-color" officeooo:rsid="000a2374"/>
    </style:style>
    <style:style style:name="T6" style:family="text">
      <style:text-properties officeooo:rsid="00089669"/>
    </style:style>
    <style:style style:name="T7" style:family="text">
      <style:text-properties officeooo:rsid="000960a7"/>
    </style:style>
    <style:style style:name="T8" style:family="text">
      <style:text-properties officeooo:rsid="000a237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Продажа мебели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3"><text:a xlink:type="simple" xlink:href="#__RefHeading__154_872587886" text:style-name="Index_20_Link" text:visited-style-name="Index_20_Link">Первичная модель<text:tab/>1</text:a></text:p>
          <text:p text:style-name="P21"><text:a xlink:type="simple" xlink:href="#__RefHeading__128_872587886" text:style-name="Index_20_Link" text:visited-style-name="Index_20_Link">FURNITURE (Мебель)<text:tab/>1</text:a></text:p>
          <text:p text:style-name="P23"><text:a xlink:type="simple" xlink:href="#__RefHeading__156_872587886" text:style-name="Index_20_Link" text:visited-style-name="Index_20_Link">1NF<text:tab/>2</text:a></text:p>
          <text:p text:style-name="P21"><text:a xlink:type="simple" xlink:href="#__RefHeading__130_872587886" text:style-name="Index_20_Link" text:visited-style-name="Index_20_Link">FURNITURE (Мебель)<text:tab/>2</text:a></text:p>
          <text:p text:style-name="P21"><text:a xlink:type="simple" xlink:href="#__RefHeading__132_872587886" text:style-name="Index_20_Link" text:visited-style-name="Index_20_Link">MATERIAL материал (дерево, дсп...)<text:tab/>2</text:a></text:p>
          <text:p text:style-name="P21"><text:a xlink:type="simple" xlink:href="#__RefHeading__134_872587886" text:style-name="Index_20_Link" text:visited-style-name="Index_20_Link">FURNITURE_MATERIAL (NxM)<text:tab/>2</text:a></text:p>
          <text:p text:style-name="P23"><text:a xlink:type="simple" xlink:href="#__RefHeading__158_872587886" text:style-name="Index_20_Link" text:visited-style-name="Index_20_Link">2NF<text:tab/>2</text:a></text:p>
          <text:p text:style-name="P21"><text:a xlink:type="simple" xlink:href="#__RefHeading__136_872587886" text:style-name="Index_20_Link" text:visited-style-name="Index_20_Link">FURNITURE (Мебель)<text:tab/>3</text:a></text:p>
          <text:p text:style-name="P21"><text:a xlink:type="simple" xlink:href="#__RefHeading__138_872587886" text:style-name="Index_20_Link" text:visited-style-name="Index_20_Link">STORAGE (Склад)<text:tab/>3</text:a></text:p>
          <text:p text:style-name="P21"><text:a xlink:type="simple" xlink:href="#__RefHeading__140_872587886" text:style-name="Index_20_Link" text:visited-style-name="Index_20_Link">FURNITURE_MATERIAL (NxM)<text:tab/>3</text:a></text:p>
          <text:p text:style-name="P21"><text:a xlink:type="simple" xlink:href="#__RefHeading__142_872587886" text:style-name="Index_20_Link" text:visited-style-name="Index_20_Link">FURNITURE (Мебель)<text:tab/>3</text:a></text:p>
          <text:p text:style-name="P21"><text:a xlink:type="simple" xlink:href="#__RefHeading__144_872587886" text:style-name="Index_20_Link" text:visited-style-name="Index_20_Link">MANUF<text:tab/>4</text:a></text:p>
          <text:p text:style-name="P21"><text:a xlink:type="simple" xlink:href="#__RefHeading__146_872587886" text:style-name="Index_20_Link" text:visited-style-name="Index_20_Link">FURNITURE_MATERIAL (NxM)<text:tab/>4</text:a></text:p>
          <text:p text:style-name="P21"><text:a xlink:type="simple" xlink:href="#__RefHeading__148_872587886" text:style-name="Index_20_Link" text:visited-style-name="Index_20_Link">STORAGE (Склад)<text:tab/>4</text:a></text:p>
          <text:p text:style-name="P23"><text:a xlink:type="simple" xlink:href="#__RefHeading__160_872587886" text:style-name="Index_20_Link" text:visited-style-name="Index_20_Link">3NF<text:tab/>4</text:a></text:p>
          <text:p text:style-name="P21"><text:a xlink:type="simple" xlink:href="#__RefHeading__150_872587886" text:style-name="Index_20_Link" text:visited-style-name="Index_20_Link">FURNITURE (Мебель)<text:tab/>4</text:a></text:p>
          <text:p text:style-name="P21"><text:a xlink:type="simple" xlink:href="#__RefHeading__152_872587886" text:style-name="Index_20_Link" text:visited-style-name="Index_20_Link">TYPE<text:tab/>4</text:a></text:p>
          <text:p text:style-name="P23"><text:a xlink:type="simple" xlink:href="#__RefHeading__162_872587886" text:style-name="Index_20_Link" text:visited-style-name="Index_20_Link">BCNF<text:tab/>5</text:a></text:p>
        </text:index-body>
      </text:table-of-content>
      <text:p text:style-name="P2"/>
      <text:h text:style-name="P22" text:outline-level="1"><text:bookmark-start text:name="__RefHeading__154_872587886"/>Первичная модель<text:bookmark-end text:name="__RefHeading__154_872587886"/></text:h>
      <text:h text:style-name="Heading_20_2" text:outline-level="2"><text:bookmark-start text:name="__RefHeading__128_872587886"/>FURNITURE (Мебель)<text:bookmark-end text:name="__RefHeading__128_872587886"/></text:h>
      <text:p text:style-name="P7">NAME наименование</text:p>
      <text:p text:style-name="P2"><text:span text:style-name="T1">TARGET </text:span>назначение (гостинная, спальня, кухня)</text:p>
      <text:p text:style-name="P2"><text:span text:style-name="T1">MATERIAL </text:span>материал (дерево, дсп...)</text:p>
      <text:p text:style-name="P2"><text:span text:style-name="T1">COLOR </text:span>цвет</text:p>
      <text:p text:style-name="P2"><text:span text:style-name="T1">TYPE </text:span>тип (диван, кресло, шкаф...)</text:p>
      <text:p text:style-name="P2"><text:span text:style-name="T1">MANUF </text:span>производитель</text:p>
      <text:p text:style-name="P2"><text:span text:style-name="T1">PRICE </text:span>цена</text:p>
      <text:p text:style-name="P7">SIZE размеры (длинна-ширина-высота)</text:p>
      <text:p text:style-name="P7">WARRAN гарантия</text:p>
      <text:p text:style-name="P7">WEIGHT вес</text:p>
      <text:p text:style-name="P7">LEGO разборная-неразборная (true/false)</text:p>
      <text:p text:style-name="P7">LEVEL класс (бюджентная, престижная, luxury)</text:p>
      <text:p text:style-name="P7">COUNT количество на складе</text:p>
      <text:p text:style-name="P7">DURAT(ion) срок поставки на заказ (не со склада)</text:p>
      <text:p text:style-name="P7"/>
      <text:h text:style-name="Heading_20_1" text:outline-level="1"><text:bookmark-start text:name="__RefHeading__156_872587886"/><text:soft-page-break/>1NF<text:bookmark-end text:name="__RefHeading__156_872587886"/></text:h>
      <text:p text:style-name="P3"><text:span text:style-name="T1">MATERIAL надо выделить в отдельный словарь</text:span></text:p>
      <text:p text:style-name="P7">SIZE – просто строка, не разбиваем</text:p>
      <text:p text:style-name="P7"/>
      <text:h text:style-name="Heading_20_2" text:outline-level="2"><text:bookmark-start text:name="__RefHeading__130_872587886"/>FURNITURE (Мебель)<text:bookmark-end text:name="__RefHeading__130_872587886"/></text:h>
      <text:p text:style-name="P7"><text:span text:style-name="T2">NAME</text:span> наименование</text:p>
      <text:p text:style-name="P3"><text:span text:style-name="T1">TARGET </text:span>назначение (гостинная, спальня, кухня)</text:p>
      <text:p text:style-name="P3"><text:span text:style-name="T3">COLOR</text:span><text:span text:style-name="T1"> </text:span>цвет</text:p>
      <text:p text:style-name="P3"><text:span text:style-name="T1">TYPE </text:span>тип (диван, кресло, шкаф...)</text:p>
      <text:p text:style-name="P3"><text:span text:style-name="T3">MANUF</text:span><text:span text:style-name="T1"> </text:span>производитель</text:p>
      <text:p text:style-name="P3"><text:span text:style-name="T1">PRICE </text:span>цена</text:p>
      <text:p text:style-name="P7">SIZE размеры (длинна-ширина-высота)</text:p>
      <text:p text:style-name="P7">WARRAN гарантия</text:p>
      <text:p text:style-name="P7">WEIGHT вес</text:p>
      <text:p text:style-name="P7">LEGO разборная-неразборная (true/false)</text:p>
      <text:p text:style-name="P7">LEVEL класс (бюджентная, престижная, luxury)</text:p>
      <text:p text:style-name="P7">COUNT количество на складе</text:p>
      <text:p text:style-name="P7">DURAT(ion) срок поставки на заказ (не со склада)</text:p>
      <text:p text:style-name="P7"/>
      <text:h text:style-name="Heading_20_2" text:outline-level="2"><text:bookmark-start text:name="__RefHeading__132_872587886"/><text:span text:style-name="T1">MATERIAL </text:span>материал (дерево, дсп...)<text:bookmark-end text:name="__RefHeading__132_872587886"/></text:h>
      <text:p text:style-name="P1">ID</text:p>
      <text:p text:style-name="P1">NAME</text:p>
      <text:p text:style-name="P18"/>
      <text:h text:style-name="Heading_20_2" text:outline-level="2"><text:bookmark-start text:name="__RefHeading__134_872587886"/>FURNITURE_MATERIAL (NxM)<text:bookmark-end text:name="__RefHeading__134_872587886"/></text:h>
      <text:p text:style-name="P1"><text:span text:style-name="T2">FURNITURE_NAME</text:span> <text:span text:style-name="T1">(FK)</text:span></text:p>
      <text:p text:style-name="P1"><text:span text:style-name="T2">FURNITURE_</text:span><text:span text:style-name="T3">MANUF</text:span><text:span text:style-name="T1"> (FK)</text:span></text:p>
      <text:p text:style-name="P11"><text:span text:style-name="T2">FURNITURE_COLOR</text:span> (FK)</text:p>
      <text:p text:style-name="P1"><text:span text:style-name="T2">MATERIAL_</text:span><text:span text:style-name="T3">ID</text:span><text:span text:style-name="T1"> (FK)</text:span></text:p>
      <text:p text:style-name="P1"/>
      <text:h text:style-name="Heading_20_1" text:outline-level="1"><text:bookmark-start text:name="__RefHeading__158_872587886"/>2NF<text:bookmark-end text:name="__RefHeading__158_872587886"/></text:h>
      <text:p text:style-name="P1">Только COUNT зависит от NAME|COLOR|MANUF</text:p>
      <text:p text:style-name="P11">Все остальные – только от NAME|MANUF</text:p>
      <text:p text:style-name="P11">Side-effect – поменяется FURNITURE_MATERIAL</text:p>
      <text:p text:style-name="P17"/>
      <text:h text:style-name="Heading_20_2" text:outline-level="2"><text:bookmark-start text:name="__RefHeading__136_872587886"/><text:soft-page-break/>FURNITURE (Мебель)<text:bookmark-end text:name="__RefHeading__136_872587886"/></text:h>
      <text:p text:style-name="P8"><text:span text:style-name="T2">NAME</text:span></text:p>
      <text:p text:style-name="P4"><text:span text:style-name="T3">MANUF</text:span></text:p>
      <text:p text:style-name="P4"><text:span text:style-name="T1">TARGET</text:span></text:p>
      <text:p text:style-name="P4"><text:span text:style-name="T1">TYPE</text:span></text:p>
      <text:p text:style-name="P4"><text:span text:style-name="T1">PRICE</text:span></text:p>
      <text:p text:style-name="P8">SIZE</text:p>
      <text:p text:style-name="P8">WARRAN</text:p>
      <text:p text:style-name="P8">WEIGHT</text:p>
      <text:p text:style-name="P8">LEGO</text:p>
      <text:p text:style-name="P8">LEVEL</text:p>
      <text:p text:style-name="P8">DURAT</text:p>
      <text:p text:style-name="P8"/>
      <text:h text:style-name="Heading_20_2" text:outline-level="2"><text:bookmark-start text:name="__RefHeading__138_872587886"/>STORAGE (Склад)<text:bookmark-end text:name="__RefHeading__138_872587886"/></text:h>
      <text:p text:style-name="P8"><text:span text:style-name="T2">NAME</text:span> <text:span text:style-name="T6">(FK)</text:span></text:p>
      <text:p text:style-name="P4"><text:span text:style-name="T3">MANUF</text:span><text:span text:style-name="T1"> (FK)</text:span></text:p>
      <text:p text:style-name="P4"><text:span text:style-name="T3">COLOR</text:span><text:span text:style-name="T1"> </text:span></text:p>
      <text:p text:style-name="P8">COUNT</text:p>
      <text:h text:style-name="Heading_20_2" text:outline-level="2"><text:bookmark-start text:name="__RefHeading__140_872587886"/>FURNITURE_MATERIAL (NxM)<text:bookmark-end text:name="__RefHeading__140_872587886"/></text:h>
      <text:p text:style-name="P12"><text:span text:style-name="T2">FURNITURE_NAME</text:span> <text:span text:style-name="T1">(FK)</text:span></text:p>
      <text:p text:style-name="P12"><text:span text:style-name="T2">FURNITURE_</text:span><text:span text:style-name="T3">MANUF</text:span><text:span text:style-name="T1"> (FK)</text:span></text:p>
      <text:p text:style-name="P1"><text:span text:style-name="T2">MATERIAL_ID</text:span> (FK)</text:p>
      <text:p text:style-name="P1"/>
      <text:p text:style-name="P1">WARANT <text:span text:style-name="T7">зависит только от MANUF. Декомпозируем:</text:span></text:p>
      <text:p text:style-name="P1"/>
      <text:h text:style-name="Heading_20_2" text:outline-level="2"><text:bookmark-start text:name="__RefHeading__142_872587886"/>FURNITURE (Мебель)<text:bookmark-end text:name="__RefHeading__142_872587886"/></text:h>
      <text:p text:style-name="P9"><text:span text:style-name="T2">NAME</text:span></text:p>
      <text:p text:style-name="P5"><text:span text:style-name="T3">MANUF_</text:span><text:span text:style-name="T4">NAME</text:span><text:span text:style-name="T3"> </text:span><text:span text:style-name="T4">(FK)</text:span></text:p>
      <text:p text:style-name="P5"><text:span text:style-name="T1">TARGET</text:span></text:p>
      <text:p text:style-name="P5"><text:span text:style-name="T1">TYPE</text:span></text:p>
      <text:p text:style-name="P5"><text:span text:style-name="T1">PRICE</text:span></text:p>
      <text:p text:style-name="P9">SIZE</text:p>
      <text:p text:style-name="P9">WEIGHT</text:p>
      <text:p text:style-name="P9">LEGO</text:p>
      <text:p text:style-name="P9">LEVEL</text:p>
      <text:p text:style-name="P9">DURAT</text:p>
      <text:p text:style-name="P9"><text:soft-page-break/></text:p>
      <text:h text:style-name="Heading_20_2" text:outline-level="2"><text:bookmark-start text:name="__RefHeading__144_872587886"/>MANUF<text:bookmark-end text:name="__RefHeading__144_872587886"/></text:h>
      <text:p text:style-name="P15">MANUF_NAME</text:p>
      <text:p text:style-name="P13">WARANT</text:p>
      <text:p text:style-name="P13"/>
      <text:h text:style-name="Heading_20_2" text:outline-level="2"><text:bookmark-start text:name="__RefHeading__146_872587886"/>FURNITURE_MATERIAL (NxM)<text:bookmark-end text:name="__RefHeading__146_872587886"/></text:h>
      <text:p text:style-name="P14"><text:span text:style-name="T2">FURNITURE_NAME</text:span> <text:span text:style-name="T1">(FK)</text:span></text:p>
      <text:p text:style-name="P14"><text:span text:style-name="T2">FURNITURE_</text:span><text:span text:style-name="T3">MANUF_</text:span><text:span text:style-name="T4">NAME</text:span><text:span text:style-name="T1"> (FK)</text:span></text:p>
      <text:p text:style-name="P13"><text:span text:style-name="T2">MATERIAL_ID</text:span> (FK)</text:p>
      <text:p text:style-name="P13"/>
      <text:h text:style-name="Heading_20_2" text:outline-level="2"><text:bookmark-start text:name="__RefHeading__148_872587886"/>STORAGE (Склад)<text:bookmark-end text:name="__RefHeading__148_872587886"/></text:h>
      <text:p text:style-name="P10"><text:span text:style-name="T2">NAME</text:span> <text:span text:style-name="T6">(FK)</text:span></text:p>
      <text:p text:style-name="P6"><text:span text:style-name="T3">MANUF_</text:span><text:span text:style-name="T5">NAME</text:span><text:span text:style-name="T1"> (FK)</text:span></text:p>
      <text:p text:style-name="P6"><text:span text:style-name="T3">COLOR</text:span><text:span text:style-name="T1"> </text:span></text:p>
      <text:p text:style-name="P10">COUNT</text:p>
      <text:p text:style-name="P10"/>
      <text:h text:style-name="Heading_20_1" text:outline-level="1"><text:bookmark-start text:name="__RefHeading__160_872587886"/>3NF<text:bookmark-end text:name="__RefHeading__160_872587886"/></text:h>
      <text:p text:style-name="P20">TARGET зависит от TYPE зависит от ключевых – транзит. Декомпозируем:</text:p>
      <text:h text:style-name="Heading_20_2" text:outline-level="2"><text:bookmark-start text:name="__RefHeading__150_872587886"/>FURNITURE (Мебель)<text:bookmark-end text:name="__RefHeading__150_872587886"/></text:h>
      <text:p text:style-name="P10"><text:span text:style-name="T2">NAME</text:span></text:p>
      <text:p text:style-name="P6"><text:span text:style-name="T3">MANUF_</text:span><text:span text:style-name="T4">NAME</text:span><text:span text:style-name="T3"> </text:span><text:span text:style-name="T4">(FK)</text:span></text:p>
      <text:p text:style-name="P6"><text:span text:style-name="T1">TYPE_NAME</text:span></text:p>
      <text:p text:style-name="P6"><text:span text:style-name="T1">PRICE</text:span></text:p>
      <text:p text:style-name="P10">SIZE</text:p>
      <text:p text:style-name="P10">WEIGHT</text:p>
      <text:p text:style-name="P10">LEGO</text:p>
      <text:p text:style-name="P10">LEVEL</text:p>
      <text:p text:style-name="P10">DURAT</text:p>
      <text:p text:style-name="P10"/>
      <text:h text:style-name="Heading_20_2" text:outline-level="2"><text:bookmark-start text:name="__RefHeading__152_872587886"/>T<text:span text:style-name="T8">YPE</text:span><text:bookmark-end text:name="__RefHeading__152_872587886"/></text:h>
      <text:p text:style-name="P16"><text:span text:style-name="T1">TYPE_NAME</text:span></text:p>
      <text:p text:style-name="P6"><text:span text:style-name="T1">TARGET</text:span></text:p>
      <text:p text:style-name="P6"><text:soft-page-break/></text:p>
      <text:h text:style-name="Heading_20_1" text:outline-level="1"><text:bookmark-start text:name="__RefHeading__162_872587886"/>BCNF<text:bookmark-end text:name="__RefHeading__162_872587886"/></text:h>
      <text:p text:style-name="P19">Уже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itry Bondin</meta:initial-creator>
    <meta:creation-date>2018-01-27T08:47:26.614720060</meta:creation-date>
    <meta:generator>LibreOffice/4.2.8.2$Linux_x86 LibreOffice_project/420m0$Build-2</meta:generator>
    <dc:date>2018-01-27T09:57:13.872000766</dc:date>
    <dc:creator>Dmitry Bondin</dc:creator>
    <meta:editing-duration>PT14M38S</meta:editing-duration>
    <meta:editing-cycles>5</meta:editing-cycles>
    <meta:document-statistic meta:table-count="0" meta:image-count="0" meta:object-count="0" meta:page-count="5" meta:paragraph-count="127" meta:word-count="291" meta:character-count="2104" meta:non-whitespace-character-count="1934"/>
  </office:meta>
</office:document-meta>
</file>